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3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4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15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16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17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18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19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20" style:family="paragraph" style:parent-style-name="Preformatted_20_Text">
      <style:text-properties officeooo:paragraph-rsid="002aaf80"/>
    </style:style>
    <style:style style:name="P21" style:family="paragraph" style:parent-style-name="Preformatted_20_Text">
      <style:text-properties officeooo:paragraph-rsid="005c4f93"/>
    </style:style>
    <style:style style:name="P22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a4cbe3" officeooo:paragraph-rsid="00940f46" style:font-size-asian="14pt" style:font-size-complex="16pt"/>
    </style:style>
    <style:style style:name="P26" style:family="paragraph" style:parent-style-name="Preformatted_20_Text">
      <style:text-properties style:font-name="ariel" fo:font-size="16pt" fo:font-weight="bold" officeooo:rsid="00a4cbe3" officeooo:paragraph-rsid="00a4cbe3" style:font-size-asian="14pt" style:font-weight-asian="bold" style:font-size-complex="16pt" style:font-weight-complex="bold"/>
    </style:style>
    <style:style style:name="P27" style:family="paragraph" style:parent-style-name="Preformatted_20_Text">
      <style:text-properties officeooo:rsid="009f7338" officeooo:paragraph-rsid="009f73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fo:font-weight="bold" officeooo:rsid="0099478d" style:font-weight-asian="bold" style:font-weight-complex="bold"/>
    </style:style>
    <style:style style:name="T36" style:family="text">
      <style:text-properties officeooo:rsid="0011f4f7"/>
    </style:style>
    <style:style style:name="T37" style:family="text">
      <style:text-properties officeooo:rsid="001345d6"/>
    </style:style>
    <style:style style:name="T38" style:family="text">
      <style:text-properties officeooo:rsid="00135cee"/>
    </style:style>
    <style:style style:name="T39" style:family="text">
      <style:text-properties officeooo:rsid="00148a48"/>
    </style:style>
    <style:style style:name="T40" style:family="text">
      <style:text-properties officeooo:rsid="0015bd20"/>
    </style:style>
    <style:style style:name="T41" style:family="text">
      <style:text-properties officeooo:rsid="001aeab2"/>
    </style:style>
    <style:style style:name="T42" style:family="text">
      <style:text-properties officeooo:rsid="001c9ec4"/>
    </style:style>
    <style:style style:name="T43" style:family="text">
      <style:text-properties officeooo:rsid="0022897e"/>
    </style:style>
    <style:style style:name="T44" style:family="text">
      <style:text-properties officeooo:rsid="0023800a"/>
    </style:style>
    <style:style style:name="T45" style:family="text">
      <style:text-properties officeooo:rsid="0025f73d"/>
    </style:style>
    <style:style style:name="T46" style:family="text">
      <style:text-properties officeooo:rsid="0027222e"/>
    </style:style>
    <style:style style:name="T47" style:family="text">
      <style:text-properties style:font-name="ariel" fo:font-size="16pt" style:font-size-asian="14pt" style:font-size-complex="16pt"/>
    </style:style>
    <style:style style:name="T48" style:family="text">
      <style:text-properties style:font-name="ariel" fo:font-size="16pt" officeooo:rsid="0023800a" style:font-size-asian="14pt" style:font-size-complex="16pt"/>
    </style:style>
    <style:style style:name="T49" style:family="text">
      <style:text-properties style:font-name="ariel" fo:font-size="16pt" officeooo:rsid="002b2706" style:font-size-asian="14pt" style:font-size-complex="16pt"/>
    </style:style>
    <style:style style:name="T50" style:family="text">
      <style:text-properties style:font-name="ariel" fo:font-size="16pt" officeooo:rsid="005c4f93" style:font-size-asian="14pt" style:font-size-complex="16pt"/>
    </style:style>
    <style:style style:name="T51" style:family="text">
      <style:text-properties style:font-name="ariel" fo:font-size="16pt" officeooo:rsid="0060ba7b" style:font-size-asian="14pt" style:font-size-complex="16pt"/>
    </style:style>
    <style:style style:name="T52" style:family="text">
      <style:text-properties style:font-name="ariel" fo:font-size="16pt" officeooo:rsid="00940f46" style:font-size-asian="14pt" style:font-size-complex="16pt"/>
    </style:style>
    <style:style style:name="T53" style:family="text">
      <style:text-properties style:font-name="ariel" fo:font-size="16pt" officeooo:rsid="009afcfb" style:font-size-asian="14pt" style:font-size-complex="16pt"/>
    </style:style>
    <style:style style:name="T54" style:family="text">
      <style:text-properties style:font-name="ariel" fo:font-size="16pt" officeooo:rsid="009bdb8f" style:font-size-asian="14pt" style:font-size-complex="16pt"/>
    </style:style>
    <style:style style:name="T55" style:family="text">
      <style:text-properties style:font-name="ariel" fo:font-size="16pt" officeooo:rsid="009f7338" style:font-size-asian="14pt" style:font-size-complex="16pt"/>
    </style:style>
    <style:style style:name="T56" style:family="text">
      <style:text-properties style:font-name="ariel" fo:font-size="16pt" officeooo:rsid="00a1c23f" style:font-size-asian="14pt" style:font-size-complex="16pt"/>
    </style:style>
    <style:style style:name="T57" style:family="text">
      <style:text-properties style:font-name="ariel" fo:font-size="16pt" officeooo:rsid="00a344bc" style:font-size-asian="14pt" style:font-size-complex="16pt"/>
    </style:style>
    <style:style style:name="T58" style:family="text">
      <style:text-properties style:font-name="ariel" fo:font-size="16pt" officeooo:rsid="00aa1db2" style:font-size-asian="14pt" style:font-size-complex="16pt"/>
    </style:style>
    <style:style style:name="T59" style:family="text">
      <style:text-properties style:font-name="ariel" fo:font-size="16pt" officeooo:rsid="00aa923e" style:font-size-asian="14pt" style:font-size-complex="16pt"/>
    </style:style>
    <style:style style:name="T60" style:family="text">
      <style:text-properties style:font-name="ariel" fo:font-size="16pt" officeooo:rsid="00b0db52" style:font-size-asian="14pt" style:font-size-complex="16pt"/>
    </style:style>
    <style:style style:name="T61" style:family="text">
      <style:text-properties style:font-name="ariel" fo:font-size="16pt" officeooo:rsid="00b7da52" style:font-size-asian="14pt" style:font-size-complex="16pt"/>
    </style:style>
    <style:style style:name="T62" style:family="text">
      <style:text-properties style:font-name="ariel" fo:font-size="16pt" officeooo:rsid="00b9f73b" style:font-size-asian="14pt" style:font-size-complex="16pt"/>
    </style:style>
    <style:style style:name="T63" style:family="text">
      <style:text-properties style:font-name="ariel" fo:font-size="16pt" officeooo:rsid="00bc226b" style:font-size-asian="14pt" style:font-size-complex="16pt"/>
    </style:style>
    <style:style style:name="T64" style:family="text">
      <style:text-properties style:font-name="ariel" fo:font-size="16pt" officeooo:rsid="00c0ae8d" style:font-size-asian="14pt" style:font-size-complex="16pt"/>
    </style:style>
    <style:style style:name="T65" style:family="text">
      <style:text-properties style:font-name="ariel" fo:font-size="16pt" officeooo:rsid="00c2a1d7" style:font-size-asian="14pt" style:font-size-complex="16pt"/>
    </style:style>
    <style:style style:name="T66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67" style:family="text">
      <style:text-properties style:font-name="ariel" fo:font-size="16pt" fo:font-weight="bold" officeooo:rsid="009cb3d0" style:font-name-asian="Noto Sans Mono CJK SC" style:font-size-asian="14pt" style:font-weight-asian="bold" style:font-name-complex="Liberation Mono" style:font-size-complex="16pt" style:font-weight-complex="bold"/>
    </style:style>
    <style:style style:name="T68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69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70" style:family="text">
      <style:text-properties style:font-name="ariel" fo:font-size="16pt" fo:font-weight="bold" officeooo:rsid="009afcfb" style:font-size-asian="14pt" style:font-weight-asian="bold" style:font-size-complex="16pt" style:font-weight-complex="bold"/>
    </style:style>
    <style:style style:name="T71" style:family="text">
      <style:text-properties style:font-name="ariel" fo:font-size="16pt" fo:font-weight="bold" officeooo:rsid="00a1c23f" style:font-size-asian="14pt" style:font-weight-asian="bold" style:font-size-complex="16pt" style:font-weight-complex="bold"/>
    </style:style>
    <style:style style:name="T72" style:family="text">
      <style:text-properties style:font-name="ariel" fo:font-size="16pt" fo:font-weight="bold" officeooo:rsid="00a344bc" style:font-size-asian="14pt" style:font-weight-asian="bold" style:font-size-complex="16pt" style:font-weight-complex="bold"/>
    </style:style>
    <style:style style:name="T73" style:family="text">
      <style:text-properties style:font-name="ariel" fo:font-size="16pt" fo:font-weight="bold" officeooo:rsid="00a6b747" style:font-size-asian="14pt" style:font-weight-asian="bold" style:font-size-complex="16pt" style:font-weight-complex="bold"/>
    </style:style>
    <style:style style:name="T74" style:family="text">
      <style:text-properties style:font-name="ariel" fo:font-size="16pt" fo:font-weight="bold" officeooo:rsid="00aa923e" style:font-size-asian="14pt" style:font-weight-asian="bold" style:font-size-complex="16pt" style:font-weight-complex="bold"/>
    </style:style>
    <style:style style:name="T75" style:family="text">
      <style:text-properties style:font-name="ariel" fo:font-size="16pt" fo:font-weight="bold" officeooo:rsid="00aa1db2" style:font-size-asian="14pt" style:font-weight-asian="bold" style:font-size-complex="16pt" style:font-weight-complex="bold"/>
    </style:style>
    <style:style style:name="T76" style:family="text">
      <style:text-properties style:font-name="ariel" fo:font-size="16pt" fo:font-weight="bold" officeooo:rsid="00b0db52" style:font-size-asian="14pt" style:font-weight-asian="bold" style:font-size-complex="16pt" style:font-weight-complex="bold"/>
    </style:style>
    <style:style style:name="T77" style:family="text">
      <style:text-properties style:font-name="ariel" fo:font-size="16pt" fo:font-weight="bold" officeooo:rsid="00b7da52" style:font-size-asian="14pt" style:font-weight-asian="bold" style:font-size-complex="16pt" style:font-weight-complex="bold"/>
    </style:style>
    <style:style style:name="T78" style:family="text">
      <style:text-properties style:font-name="ariel" fo:font-size="16pt" fo:font-weight="bold" officeooo:rsid="00b9f73b" style:font-size-asian="14pt" style:font-weight-asian="bold" style:font-size-complex="16pt" style:font-weight-complex="bold"/>
    </style:style>
    <style:style style:name="T79" style:family="text">
      <style:text-properties style:font-name="ariel" fo:font-size="16pt" fo:font-weight="bold" officeooo:rsid="00bc226b" style:font-size-asian="14pt" style:font-weight-asian="bold" style:font-size-complex="16pt" style:font-weight-complex="bold"/>
    </style:style>
    <style:style style:name="T80" style:family="text">
      <style:text-properties style:font-name="ariel" fo:font-size="16pt" fo:font-weight="bold" officeooo:rsid="00c0ae8d" style:font-size-asian="14pt" style:font-weight-asian="bold" style:font-size-complex="16pt" style:font-weight-complex="bold"/>
    </style:style>
    <style:style style:name="T81" style:family="text">
      <style:text-properties style:font-name="ariel" fo:font-size="16pt" fo:font-weight="bold" officeooo:rsid="00c2a1d7" style:font-size-asian="14pt" style:font-weight-asian="bold" style:font-size-complex="16pt" style:font-weight-complex="bold"/>
    </style:style>
    <style:style style:name="T82" style:family="text">
      <style:text-properties style:font-name="ariel" fo:font-size="16pt" fo:font-weight="bold" officeooo:rsid="009f7338" style:font-size-asian="14pt" style:font-weight-asian="bold" style:font-size-complex="16pt" style:font-weight-complex="bold"/>
    </style:style>
    <style:style style:name="T83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84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85" style:family="text">
      <style:text-properties style:font-name="ariel" fo:font-size="16pt" fo:font-weight="normal" officeooo:rsid="00a344bc" style:font-size-asian="14pt" style:font-weight-asian="normal" style:font-size-complex="16pt" style:font-weight-complex="normal"/>
    </style:style>
    <style:style style:name="T86" style:family="text">
      <style:text-properties style:font-name="ariel" fo:font-size="16pt" fo:font-weight="normal" officeooo:rsid="00a6b747" style:font-size-asian="14pt" style:font-weight-asian="normal" style:font-size-complex="16pt" style:font-weight-complex="normal"/>
    </style:style>
    <style:style style:name="T87" style:family="text">
      <style:text-properties officeooo:rsid="0028ab93"/>
    </style:style>
    <style:style style:name="T88" style:family="text">
      <style:text-properties officeooo:rsid="002efe5c"/>
    </style:style>
    <style:style style:name="T89" style:family="text">
      <style:text-properties officeooo:rsid="00318451"/>
    </style:style>
    <style:style style:name="T90" style:family="text">
      <style:text-properties fo:font-weight="normal" officeooo:rsid="00318451" style:font-weight-asian="normal" style:font-weight-complex="normal"/>
    </style:style>
    <style:style style:name="T91" style:family="text">
      <style:text-properties fo:font-weight="normal" officeooo:rsid="00358585" style:font-weight-asian="normal" style:font-weight-complex="normal"/>
    </style:style>
    <style:style style:name="T92" style:family="text">
      <style:text-properties fo:font-weight="normal" officeooo:rsid="00386346" style:font-weight-asian="normal" style:font-weight-complex="normal"/>
    </style:style>
    <style:style style:name="T93" style:family="text">
      <style:text-properties fo:font-weight="normal" officeooo:rsid="003e16ee" style:font-weight-asian="normal" style:font-weight-complex="normal"/>
    </style:style>
    <style:style style:name="T94" style:family="text">
      <style:text-properties officeooo:rsid="00373687"/>
    </style:style>
    <style:style style:name="T95" style:family="text">
      <style:text-properties officeooo:rsid="00379d26"/>
    </style:style>
    <style:style style:name="T96" style:family="text">
      <style:text-properties officeooo:rsid="0038e4e7"/>
    </style:style>
    <style:style style:name="T97" style:family="text">
      <style:text-properties officeooo:rsid="0039dbde"/>
    </style:style>
    <style:style style:name="T98" style:family="text">
      <style:text-properties officeooo:rsid="003e36ab"/>
    </style:style>
    <style:style style:name="T99" style:family="text">
      <style:text-properties officeooo:rsid="003fc9ba"/>
    </style:style>
    <style:style style:name="T100" style:family="text">
      <style:text-properties officeooo:rsid="0043cf98"/>
    </style:style>
    <style:style style:name="T101" style:family="text">
      <style:text-properties fo:font-size="22pt" officeooo:rsid="0043cf98" style:font-size-asian="22pt" style:font-size-complex="22pt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104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105" style:family="text">
      <style:text-properties officeooo:rsid="0045a7a5"/>
    </style:style>
    <style:style style:name="T106" style:family="text">
      <style:text-properties officeooo:rsid="0045dbee"/>
    </style:style>
    <style:style style:name="T107" style:family="text">
      <style:text-properties officeooo:rsid="0047125c"/>
    </style:style>
    <style:style style:name="T108" style:family="text">
      <style:text-properties officeooo:rsid="0048e976"/>
    </style:style>
    <style:style style:name="T109" style:family="text">
      <style:text-properties officeooo:rsid="004a5fe4"/>
    </style:style>
    <style:style style:name="T110" style:family="text">
      <style:text-properties officeooo:rsid="004c2900"/>
    </style:style>
    <style:style style:name="T111" style:family="text">
      <style:text-properties officeooo:rsid="005147c8"/>
    </style:style>
    <style:style style:name="T112" style:family="text">
      <style:text-properties officeooo:rsid="0051e1f1"/>
    </style:style>
    <style:style style:name="T113" style:family="text">
      <style:text-properties officeooo:rsid="0053c62e"/>
    </style:style>
    <style:style style:name="T114" style:family="text">
      <style:text-properties officeooo:rsid="0055a990"/>
    </style:style>
    <style:style style:name="T115" style:family="text">
      <style:text-properties officeooo:rsid="00586b2a"/>
    </style:style>
    <style:style style:name="T116" style:family="text">
      <style:text-properties officeooo:rsid="005c4f93"/>
    </style:style>
    <style:style style:name="T117" style:family="text">
      <style:text-properties officeooo:rsid="005c6e4c"/>
    </style:style>
    <style:style style:name="T118" style:family="text">
      <style:text-properties officeooo:rsid="005ccb13"/>
    </style:style>
    <style:style style:name="T119" style:family="text">
      <style:text-properties officeooo:rsid="005d34a0"/>
    </style:style>
    <style:style style:name="T120" style:family="text">
      <style:text-properties officeooo:rsid="0064767d"/>
    </style:style>
    <style:style style:name="T121" style:family="text">
      <style:text-properties officeooo:rsid="006b9af0"/>
    </style:style>
    <style:style style:name="T122" style:family="text">
      <style:text-properties officeooo:rsid="006ddcf9"/>
    </style:style>
    <style:style style:name="T123" style:family="text">
      <style:text-properties officeooo:rsid="006e72ec"/>
    </style:style>
    <style:style style:name="T124" style:family="text">
      <style:text-properties officeooo:rsid="006f0a0d"/>
    </style:style>
    <style:style style:name="T125" style:family="text">
      <style:text-properties officeooo:rsid="007a31a5"/>
    </style:style>
    <style:style style:name="T126" style:family="text">
      <style:text-properties officeooo:rsid="007cc586"/>
    </style:style>
    <style:style style:name="T127" style:family="text">
      <style:text-properties officeooo:rsid="007cd85e"/>
    </style:style>
    <style:style style:name="T128" style:family="text">
      <style:text-properties officeooo:rsid="007e5c36"/>
    </style:style>
    <style:style style:name="T129" style:family="text">
      <style:text-properties officeooo:rsid="0082c2ec"/>
    </style:style>
    <style:style style:name="T130" style:family="text">
      <style:text-properties officeooo:rsid="0087a318"/>
    </style:style>
    <style:style style:name="T131" style:family="text">
      <style:text-properties officeooo:rsid="008a770e"/>
    </style:style>
    <style:style style:name="T132" style:family="text">
      <style:text-properties officeooo:rsid="008f63a9"/>
    </style:style>
    <style:style style:name="T133" style:family="text">
      <style:text-properties officeooo:rsid="00926936"/>
    </style:style>
    <style:style style:name="T134" style:family="text">
      <style:text-properties officeooo:rsid="00994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pera<text:span text:style-name="T36">ting</text:span> System</text:p>
      <text:p text:style-name="P1"/>
      <text:p text:style-name="P16"/>
      <text:p text:style-name="P1">*<text:span text:style-name="T37">É um programa que gerencia o hardware do computador</text:span></text:p>
      <text:p text:style-name="P2">*<text:span text:style-name="T38">Tabem providencia uma base para </text:span><text:span text:style-name="T2">Applications Programs</text:span><text:span text:style-name="T38"> e age como intermediario entra o </text:span><text:span text:style-name="T2">Computer Usuario</text:span><text:span text:style-name="T38"> e </text:span><text:span text:style-name="T2">Computer Hardware</text:span></text:p>
      <text:p text:style-name="Preformatted_20_Text"/>
      <text:p text:style-name="P1">*<text:span text:style-name="T39">Temos 2 tipos de softwares <text:s/></text:span><text:span text:style-name="T3">Applications Softwares</text:span><text:span text:style-name="T39"> e </text:span><text:span text:style-name="T3">System Softwares</text:span></text:p>
      <text:p text:style-name="P1">*<text:span text:style-name="T4">System Softwares</text:span><text:span text:style-name="T40"> são utilizados para diretamente dar comandos para o </text:span><text:span text:style-name="T6">Computer Hardware</text:span><text:span text:style-name="T40">.</text:span></text:p>
      <text:p text:style-name="P1">*<text:span text:style-name="T5">Applications Programs</text:span><text:span text:style-name="T41"> são os softwares utilizados para realizar uma tarefa especifica, </text:span><text:span text:style-name="T42">e pode ser utilizado diretamente pelo usuario.</text:span></text:p>
      <text:p text:style-name="P3"/>
      <text:p text:style-name="P13">Tipos de sistemas operacionais</text:p>
      <text:p text:style-name="P3">*<text:span text:style-name="T43">Batch OS</text:span></text:p>
      <text:p text:style-name="P3">*<text:span text:style-name="T43">Time Sharing <text:s/>OS</text:span></text:p>
      <text:p text:style-name="P3">*<text:span text:style-name="T43">Distributed OS</text:span></text:p>
      <text:p text:style-name="P3">*<text:span text:style-name="T43">Network OS</text:span></text:p>
      <text:p text:style-name="P3">*<text:span text:style-name="T43">Multi Programing/P</text:span><text:span text:style-name="T45">r</text:span><text:span text:style-name="T43">ocessing/ Tasking OS</text:span></text:p>
      <text:p text:style-name="P3"><text:s/><text:span text:style-name="T7">Objetivos dos OS</text:span></text:p>
      <text:p text:style-name="P3">*<text:span text:style-name="T44">Conveciencia </text:span></text:p>
      <text:p text:style-name="P3">*<text:span text:style-name="T44">Eficiencia</text:span></text:p>
      <text:p text:style-name="P3">*<text:span text:style-name="T46">A</text:span><text:span text:style-name="T44">mbos</text:span></text:p>
      <text:p text:style-name="P14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87">No geral um computador moderno consiste em uma ou mais </text:span><text:span text:style-name="T8">cpu</text:span><text:span text:style-name="T87">(central process unity) e um numero de </text:span><text:span text:style-name="T8">device controllers</text:span><text:span text:style-name="T87"> conectados por um </text:span><text:span text:style-name="T8">bus</text:span><text:span text:style-name="T87"> que providencia o acesso a </text:span><text:span text:style-name="T8">memoria</text:span></text:p>
      <text:p text:style-name="P20"><text:span text:style-name="T48">*</text:span><text:span text:style-name="T49">A </text:span><text:span text:style-name="T66">CPU</text:span><text:span text:style-name="T49"> é o cerebro do </text:span><text:span text:style-name="T68">Computer System</text:span><text:span text:style-name="T49">, é onde todos os processos e contas são calculadas</text:span></text:p>
      <text:p text:style-name="P5">*<text:span text:style-name="T88">Cada </text:span><text:span text:style-name="T9">device</text:span><text:span text:style-name="T88"> como </text:span><text:span text:style-name="T9">keyboard</text:span><text:span text:style-name="T88">, </text:span><text:span text:style-name="T9">mouse</text:span><text:span text:style-name="T88">, </text:span><text:span text:style-name="T9">monitor</text:span><text:span text:style-name="T88">, </text:span><text:span text:style-name="T9">Hardisk</text:span><text:span text:style-name="T88"> ,</text:span><text:span text:style-name="T9">printer</text:span><text:span text:style-name="T88">… estão conectados a um </text:span><text:span text:style-name="T9">controller</text:span><text:span text:style-name="T88">, e esses </text:span><text:span text:style-name="T9">controllers</text:span><text:span text:style-name="T88"> são responsaveis por ditar a maneiro como esses Hardwares funcionam.</text:span></text:p>
      <text:p text:style-name="P5">* <text:span text:style-name="T89">A </text:span><text:span text:style-name="T10">CPU</text:span><text:span text:style-name="T89"> junto com esses </text:span><text:span text:style-name="T10">controllers</text:span><text:span text:style-name="T89"> estão conectados por um mesmo </text:span><text:span text:style-name="T10">bus</text:span><text:span text:style-name="T90">, </text:span><text:span text:style-name="T91">e esse bus esta conectado a nossa memoria compartilhada</text:span></text:p>
      <text:p text:style-name="P5">*<text:span text:style-name="T94">Cada </text:span><text:span text:style-name="T11">Device Controller</text:span><text:span text:style-name="T94"> é responsavel por um tipo de </text:span><text:span text:style-name="T11">device</text:span></text:p>
      <text:p text:style-name="P5">*<text:span text:style-name="T95">A </text:span><text:span text:style-name="T12">CPU</text:span><text:span text:style-name="T95"> e os </text:span><text:span text:style-name="T12">Devices Controllers</text:span><text:span text:style-name="T95"> podem </text:span><text:span text:style-name="T98">ser executados ao mesmo tempo, podendo </text:span><text:span text:style-name="T95">competir por </text:span><text:span text:style-name="T13">memory cycles </text:span><text:span text:style-name="T92">. </text:span><text:span text:style-name="T93">Sempre que precisamos executar algo ela precisa ser colocada na nossa main memory(RAM)</text:span></text:p>
      <text:p text:style-name="P5">*<text:span text:style-name="T96">Para ter certeza do acesso </text:span><text:span text:style-name="T99">organizado </text:span><text:span text:style-name="T96">a </text:span><text:span text:style-name="T14">Memoria Compartilhada</text:span><text:span text:style-name="T96"> um </text:span><text:span text:style-name="T14">Memory Controller</text:span><text:span text:style-name="T96"> é </text:span><text:span text:style-name="T97">necessario para sincronizar o acesso a memoria</text:span></text:p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Termos Importantes</text:p>
      <text:p text:style-name="P5"><text:span text:style-name="T100">1</text:span><text:span text:style-name="T101"> </text:span><text:span text:style-name="T103">Bootstrap Program</text:span></text:p>
      <text:p text:style-name="P5">*<text:span text:style-name="T105">O programa inicial que é executado quando a maquina é </text:span><text:span text:style-name="T15">ligado</text:span><text:span text:style-name="T105"> ou sofreu um </text:span><text:span text:style-name="T15">reboot</text:span><text:span text:style-name="T105">.</text:span></text:p>
      <text:p text:style-name="P5">*<text:span text:style-name="T106">Ele é armazenado no </text:span><text:span text:style-name="T16">ROM</text:span><text:span text:style-name="T106">.</text:span><text:span text:style-name="T112">(Read Only Memory)</text:span></text:p>
      <text:p text:style-name="P5">*<text:span text:style-name="T107">Ele deve saber como iniciar o </text:span><text:span text:style-name="T17">OS</text:span><text:span text:style-name="T107"> e começar a executar o </text:span><text:span text:style-name="T17">Sistema</text:span><text:span text:style-name="T107">.</text:span></text:p>
      <text:p text:style-name="P5">*<text:span text:style-name="T107">Ele deve alocar na </text:span><text:span text:style-name="T17">memoria</text:span><text:span text:style-name="T107"> o </text:span><text:span text:style-name="T17">OS Kernel</text:span><text:span text:style-name="T107">.</text:span></text:p>
      <text:p text:style-name="P7"/>
      <text:p text:style-name="P7">2 <text:span text:style-name="T102">Interrupt</text:span></text:p>
      <text:p text:style-name="P5">*<text:span text:style-name="T108">A ocorrencia de um </text:span><text:span text:style-name="T18">evento</text:span><text:span text:style-name="T108"> é normalmente sinalizada por um </text:span><text:span text:style-name="T18">Interrupt</text:span><text:span text:style-name="T108"> </text:span><text:span text:style-name="T109">do </text:span><text:span text:style-name="T19">Hardware</text:span><text:span text:style-name="T109"> ou </text:span><text:span text:style-name="T19">Software</text:span></text:p>
      <text:p text:style-name="P5">*<text:span text:style-name="T20">Hardware</text:span><text:span text:style-name="T110"> pode ativar um </text:span><text:span text:style-name="T20">Interrupt</text:span><text:span text:style-name="T110"> a qualquer hora mandando um sinal para a </text:span><text:span text:style-name="T20">CPU</text:span><text:span text:style-name="T110">, normalmente pelo caminho do </text:span><text:span text:style-name="T20">bus do sistema</text:span></text:p>
      <text:p text:style-name="P5"/>
      <text:p text:style-name="P8">3 <text:span text:style-name="T102">System Call </text:span><text:span text:style-name="T104">(Monitor Call)</text:span></text:p>
      <text:p text:style-name="P5">*<text:span text:style-name="T111">O </text:span><text:span text:style-name="T21">software</text:span><text:span text:style-name="T111"> pode ativar o </text:span><text:span text:style-name="T21">Interrupt</text:span><text:span text:style-name="T111"> exeuctando uma operação especial chamada </text:span><text:span text:style-name="T21">System Call</text:span></text:p>
      <text:p text:style-name="P5">*<text:span text:style-name="T113">Quando a </text:span><text:span text:style-name="T22">CPU</text:span><text:span text:style-name="T113"> é interrompida ele para tudo que esta faznedo e tranferi a execução para um </text:span><text:span text:style-name="T22">local fixo</text:span><text:span text:style-name="T113">. </text:span><text:span text:style-name="T114">O local fixo normalmente contem o <text:s/>primeiro </text:span><text:span text:style-name="T23">endereço</text:span><text:span text:style-name="T114"> onde o </text:span><text:span text:style-name="T23">Service Routine</text:span><text:span text:style-name="T114"> do interrupt esta localizada</text:span></text:p>
      <text:p text:style-name="P17">*<text:span text:style-name="T115">O </text:span><text:span text:style-name="T24">Service Routine</text:span><text:span text:style-name="T115"> do interrupt então é executado. Quando for finalizado a </text:span><text:span text:style-name="T24">CPU</text:span><text:span text:style-name="T115"> volta a realizar as </text:span><text:span text:style-name="T24">tarefas</text:span><text:span text:style-name="T115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Storage Struct</text:p>
      <text:p text:style-name="P5"/>
      <text:p text:style-name="P6"><text:span text:style-name="T28">Registers</text:span><text:span text:style-name="T116"> – </text:span><text:span text:style-name="T122">Volatile</text:span></text:p>
      <text:p text:style-name="P9"><text:span text:style-name="T1">Cache</text:span> – <text:span text:style-name="T122">Volatile</text:span></text:p>
      <text:p text:style-name="P10"><text:span text:style-name="T1">Main Memory</text:span> – <text:span text:style-name="T122">Volatile</text:span></text:p>
      <text:p text:style-name="P10"><text:span text:style-name="T1">Electronic Disk</text:span> – <text:span text:style-name="T122">Non Volatile</text:span></text:p>
      <text:p text:style-name="P10"><text:span text:style-name="T1">Magnetic Disk</text:span> – <text:span text:style-name="T122">Non Volatile</text:span></text:p>
      <text:p text:style-name="P10"><text:span text:style-name="T1">Optical Disk</text:span> – <text:span text:style-name="T123">Non </text:span><text:span text:style-name="T122">Volatile</text:span></text:p>
      <text:p text:style-name="P10"><text:span text:style-name="T1">Magnetic Tapes</text:span> – <text:span text:style-name="T124">Non </text:span><text:span text:style-name="T122">Volatile</text:span></text:p>
      <text:p text:style-name="P9">*<text:span text:style-name="T117">Quanto mais alto esta na hierarquia mais alto é o preço, menor é o armazenamento e mais rapido é o acesso a memoria</text:span></text:p>
      <text:p text:style-name="P9">*<text:span text:style-name="T118">Quanto mais baixo esta na hierarquia menor é o preço, o tempo de acesso é mais longo e o tamanho do armazenamento é maior</text:span></text:p>
      <text:p text:style-name="P9">*<text:span text:style-name="T119">Possuimos nossa </text:span><text:span text:style-name="T25">Main Memory</text:span><text:span text:style-name="T119"> que é onde os processos que realizamos são alocados, e temos nossa </text:span><text:span text:style-name="T25">Second Memory</text:span><text:span text:style-name="T119"> que é onde nossos arquivos são armazenados por um tempo indeterminado</text:span></text:p>
      <text:p text:style-name="P21"><text:span text:style-name="T50">*</text:span><text:span text:style-name="T51">A </text:span><text:span text:style-name="T69">Main Memory</text:span><text:span text:style-name="T51"> é </text:span><text:span text:style-name="T83">volatile</text:span><text:span text:style-name="T51"> comparado com a </text:span><text:span text:style-name="T69">Second Memory</text:span><text:span text:style-name="T51"> que não é </text:span><text:span text:style-name="T84">volatile</text:span></text:p>
      <text:p text:style-name="P9">*<text:span text:style-name="T26">Volatile</text:span><text:span text:style-name="T120"> </text:span><text:span text:style-name="T121">significa que perde o seu conteudo quando a energia é removida</text:span></text:p>
      <text:p text:style-name="P9">*<text:span text:style-name="T27">Non Volatile</text:span><text:span text:style-name="T121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I/O Structure</text:p>
      <text:p text:style-name="P11"/>
      <text:p text:style-name="P11">*<text:span text:style-name="T125">Storage é um dos muitos tipos de </text:span><text:span text:style-name="T30">I/O Devices</text:span><text:span text:style-name="T125"> dentro de um computador.</text:span></text:p>
      <text:p text:style-name="P11">*<text:span text:style-name="T126">Uma grande parte do code do </text:span><text:span text:style-name="T29">OS</text:span><text:span text:style-name="T126"> é dedicado ao gerenciamento </text:span><text:span text:style-name="T127">do </text:span><text:span text:style-name="T31">I/O</text:span><text:span text:style-name="T127">, tanto por ser importante para confiabilidade </text:span><text:span text:style-name="T128">e perfomace do sistema quanto por conta d</text:span><text:span text:style-name="T129">os I/O devices com natureza diferentes.</text:span></text:p>
      <text:p text:style-name="P11">*<text:span text:style-name="T130">Cada </text:span><text:span text:style-name="T32">Device Controller</text:span><text:span text:style-name="T130"> esta encarregado de um tipo especifico de device. Ele</text:span><text:span text:style-name="T132">s Mantem</text:span><text:span text:style-name="T131"> um </text:span><text:span text:style-name="T33">Local Buffer Storage</text:span><text:span text:style-name="T131"> e seta </text:span><text:span text:style-name="T33">Register’s</text:span><text:span text:style-name="T131"> com um proposito especial</text:span></text:p>
      <text:p text:style-name="P11">*<text:span text:style-name="T133">Normalmente, OS contem um </text:span><text:span text:style-name="T34">device driver</text:span><text:span text:style-name="T133"> para cada </text:span><text:span text:style-name="T34">device controller</text:span><text:span text:style-name="T133">.</text:span></text:p>
      <text:p text:style-name="P24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25"/>
      <text:p text:style-name="P26">Simples operação I/O</text:p>
      <text:p text:style-name="P24">*<text:span text:style-name="T134">Para começar uma operação </text:span><text:span text:style-name="T35">I/O</text:span><text:span text:style-name="T134"> o </text:span><text:span text:style-name="T35">device driver</text:span><text:span text:style-name="T134"> carregar os registers apropriados dentro do </text:span><text:span text:style-name="T35">device controller</text:span></text:p>
      <text:p text:style-name="Preformatted_20_Text"><text:span text:style-name="T52">*</text:span><text:span text:style-name="T53">O </text:span><text:span text:style-name="T70">device </text:span><text:span text:style-name="T67">controller</text:span><text:span text:style-name="T53"> por sua vez examina o conteudo desses </text:span><text:span text:style-name="T70">registers</text:span><text:span text:style-name="T53"> para determinar a operação que </text:span><text:span text:style-name="T54">deve ser tomada.</text:span><text:span text:style-name="T55">Ele examina os </text:span><text:span text:style-name="T82">register</text:span><text:span text:style-name="T55"> pois la estão as informações sobre a operação de entrada e saida que deve ser executada</text:span></text:p>
      <text:p text:style-name="P27"><text:span text:style-name="T47">*</text:span><text:span text:style-name="T56">O </text:span><text:span text:style-name="T71">controller</text:span><text:span text:style-name="T56"> começa </text:span><text:span text:style-name="T57">a transferir o </text:span><text:span text:style-name="T72">data</text:span><text:span text:style-name="T57"> do </text:span><text:span text:style-name="T72">device</text:span><text:span text:style-name="T57"> para o seu </text:span><text:span text:style-name="T72">buffer local </text:span><text:span text:style-name="T85">.</text:span><text:span text:style-name="T86">Idependente da tarefa que deve ser perfomada, os </text:span><text:span text:style-name="T73">dados</text:span><text:span text:style-name="T86"> necessarios para essa ação sera tranferido para o </text:span><text:span text:style-name="T73">local buffer</text:span></text:p>
      <text:p text:style-name="P27"><text:span text:style-name="T57">*</text:span><text:span text:style-name="T58">Quando a tranferencia de dados estiver completa, o </text:span><text:span text:style-name="T75">device controller</text:span><text:span text:style-name="T58"> avisa o </text:span><text:span text:style-name="T75">device driver</text:span><text:span text:style-name="T58"> via an </text:span><text:span text:style-name="T75">interrupt</text:span><text:span text:style-name="T58"> que ele finalizou <text:s/>a operação</text:span></text:p>
      <text:p text:style-name="P27"><text:span text:style-name="T58">*</text:span><text:span text:style-name="T59">Então o </text:span><text:span text:style-name="T74">device driver</text:span><text:span text:style-name="T59"> retorna o controle para o </text:span><text:span text:style-name="T74">operating system</text:span></text:p>
      <text:p text:style-name="P27"><text:span text:style-name="T59">*</text:span><text:span text:style-name="T60">Essa forma <text:s/>de </text:span><text:span text:style-name="T76">interrupt-driven I/O </text:span><text:span text:style-name="T60">é bom para mover pequenas quantidades de </text:span><text:span text:style-name="T76">dados</text:span><text:span text:style-name="T60">, mas produz um grande </text:span><text:span text:style-name="T76">sobrecarregamento</text:span><text:span text:style-name="T60"> quando usados com grandes quantidades de </text:span><text:span text:style-name="T76">dados</text:span></text:p>
      <text:p text:style-name="P27"><text:span text:style-name="T76"/></text:p>
      <text:p text:style-name="P27"><text:soft-page-break/><text:span text:style-name="T60">*</text:span><text:span text:style-name="T61">Para resolver esse problema, </text:span><text:span text:style-name="T77">Direct Memory Acess(DMA)</text:span><text:span text:style-name="T61"> é utlizado</text:span></text:p>
      <text:p text:style-name="P27"><text:span text:style-name="T61">*</text:span><text:span text:style-name="T62">Depois do </text:span><text:span text:style-name="T78">device controller</text:span><text:span text:style-name="T62"> setar os seus </text:span><text:span text:style-name="T78">buffers</text:span><text:span text:style-name="T62">, </text:span><text:span text:style-name="T78">ponteiros</text:span><text:span text:style-name="T62">, e </text:span><text:span text:style-name="T78">contadores</text:span><text:span text:style-name="T62"> para o </text:span><text:span text:style-name="T78">I/O device</text:span><text:span text:style-name="T62"> , o </text:span><text:span text:style-name="T78">device</text:span><text:span text:style-name="T62"> </text:span><text:span text:style-name="T78">controller</text:span><text:span text:style-name="T62"> tranferi um bloco inteiro de </text:span><text:span text:style-name="T78">dados</text:span><text:span text:style-name="T62"> direto para ou do seu próprio </text:span><text:span text:style-name="T78">buffer storage</text:span><text:span text:style-name="T62"> para a </text:span><text:span text:style-name="T78">memoria</text:span><text:span text:style-name="T62">, sem a intervenção para a </text:span><text:span text:style-name="T78">CPU</text:span></text:p>
      <text:p text:style-name="P27"><text:span text:style-name="T62">*</text:span><text:span text:style-name="T63">Apenas um </text:span><text:span text:style-name="T79">interrupt</text:span><text:span text:style-name="T63"> é gerado por bloco, para avisar o device driver que a operação foi concluida. </text:span><text:span text:style-name="T65">Diferente do outro esquema que cada </text:span><text:span text:style-name="T81">byte</text:span><text:span text:style-name="T65"> de </text:span><text:span text:style-name="T81">data</text:span><text:span text:style-name="T65"> gerava um </text:span><text:span text:style-name="T81">interrupt</text:span></text:p>
      <text:p text:style-name="P27"><text:span text:style-name="T63">*</text:span><text:span text:style-name="T64">enquanto o </text:span><text:span text:style-name="T80">device controller</text:span><text:span text:style-name="T64"> esta perfomando essas operações, a </text:span><text:span text:style-name="T80">cpu</text:span><text:span text:style-name="T64"> esta desponivel para realizar outras taref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19:47:38.317584353</dc:date>
    <meta:editing-duration>PT10H44M23S</meta:editing-duration>
    <meta:editing-cycles>169</meta:editing-cycles>
    <meta:generator>LibreOffice/6.4.7.2$Linux_X86_64 LibreOffice_project/40$Build-2</meta:generator>
    <meta:document-statistic meta:table-count="0" meta:image-count="0" meta:object-count="0" meta:page-count="6" meta:paragraph-count="72" meta:word-count="911" meta:character-count="5603" meta:non-whitespace-character-count="4750"/>
  </office:meta>
</office:document-meta>
</file>